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0652906</text:p>
          </table:table-cell>
          <table:table-cell office:value-type="string" calcext:value-type="string">
            <text:p>2023-03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7536" calcext:value-type="float">
            <text:p>39.0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2906</text:p>
          </table:table-cell>
          <table:table-cell office:value-type="string" calcext:value-type="string">
            <text:p>2022-03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3152" calcext:value-type="float">
            <text:p>38.8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2906</text:p>
          </table:table-cell>
          <table:table-cell office:value-type="string" calcext:value-type="string">
            <text:p>2021-03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1816" calcext:value-type="float">
            <text:p>38.6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2906</text:p>
          </table:table-cell>
          <table:table-cell office:value-type="string" calcext:value-type="string">
            <text:p>2019-12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2672" calcext:value-type="float">
            <text:p>38.5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2906</text:p>
          </table:table-cell>
          <table:table-cell office:value-type="string" calcext:value-type="string">
            <text:p>2018-01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9624" calcext:value-type="float">
            <text:p>38.4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2906</text:p>
          </table:table-cell>
          <table:table-cell office:value-type="string" calcext:value-type="string">
            <text:p>2016-0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7432" calcext:value-type="float">
            <text:p>38.3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2906</text:p>
          </table:table-cell>
          <table:table-cell office:value-type="string" calcext:value-type="string">
            <text:p>2015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1816" calcext:value-type="float">
            <text:p>38.6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2906</text:p>
          </table:table-cell>
          <table:table-cell office:value-type="string" calcext:value-type="string">
            <text:p>2014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6304" calcext:value-type="float">
            <text:p>39.5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2906</text:p>
          </table:table-cell>
          <table:table-cell office:value-type="string" calcext:value-type="string">
            <text:p>2013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3528" calcext:value-type="float">
            <text:p>38.4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2906</text:p>
          </table:table-cell>
          <table:table-cell office:value-type="string" calcext:value-type="string">
            <text:p>2011-12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2944" calcext:value-type="float">
            <text:p>37.42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2906</text:p>
          </table:table-cell>
          <table:table-cell office:value-type="string" calcext:value-type="string">
            <text:p>2010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3696" calcext:value-type="float">
            <text:p>36.63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2906</text:p>
          </table:table-cell>
          <table:table-cell office:value-type="string" calcext:value-type="string">
            <text:p>2010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9792" calcext:value-type="float">
            <text:p>36.69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2906</text:p>
          </table:table-cell>
          <table:table-cell office:value-type="string" calcext:value-type="string">
            <text:p>2009-0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4928" calcext:value-type="float">
            <text:p>36.14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2906</text:p>
          </table:table-cell>
          <table:table-cell office:value-type="string" calcext:value-type="string">
            <text:p>2007-1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8352" calcext:value-type="float">
            <text:p>35.78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2906</text:p>
          </table:table-cell>
          <table:table-cell office:value-type="string" calcext:value-type="string">
            <text:p>2005-12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0064" calcext:value-type="float">
            <text:p>35.60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2906</text:p>
          </table:table-cell>
          <table:table-cell office:value-type="string" calcext:value-type="string">
            <text:p>2003-1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4824" calcext:value-type="float">
            <text:p>35.44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2906</text:p>
          </table:table-cell>
          <table:table-cell office:value-type="string" calcext:value-type="string">
            <text:p>2002-1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2736" calcext:value-type="float">
            <text:p>36.02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2906</text:p>
          </table:table-cell>
          <table:table-cell office:value-type="string" calcext:value-type="string">
            <text:p>2001-1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664" calcext:value-type="float">
            <text:p>35.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2906</text:p>
          </table:table-cell>
          <table:table-cell office:value-type="string" calcext:value-type="string">
            <text:p>1999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424" calcext:value-type="float">
            <text:p>34.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2906</text:p>
          </table:table-cell>
          <table:table-cell office:value-type="string" calcext:value-type="string">
            <text:p>1998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376" calcext:value-type="float">
            <text:p>34.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2906</text:p>
          </table:table-cell>
          <table:table-cell office:value-type="string" calcext:value-type="string">
            <text:p>1997-0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6328" calcext:value-type="float">
            <text:p>33.86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2906</text:p>
          </table:table-cell>
          <table:table-cell office:value-type="string" calcext:value-type="string">
            <text:p>1996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01736" calcext:value-type="float">
            <text:p>33.701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2906</text:p>
          </table:table-cell>
          <table:table-cell office:value-type="string" calcext:value-type="string">
            <text:p>1995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30464" calcext:value-type="float">
            <text:p>33.43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2906</text:p>
          </table:table-cell>
          <table:table-cell office:value-type="string" calcext:value-type="string">
            <text:p>1994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41488" calcext:value-type="float">
            <text:p>33.24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2906</text:p>
          </table:table-cell>
          <table:table-cell office:value-type="string" calcext:value-type="string">
            <text:p>1993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5932" calcext:value-type="float">
            <text:p>32.65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2906</text:p>
          </table:table-cell>
          <table:table-cell office:value-type="string" calcext:value-type="string">
            <text:p>1992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3448" calcext:value-type="float">
            <text:p>32.03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2906</text:p>
          </table:table-cell>
          <table:table-cell office:value-type="string" calcext:value-type="string">
            <text:p>1990-1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2028" calcext:value-type="float">
            <text:p>32.72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2906</text:p>
          </table:table-cell>
          <table:table-cell office:value-type="string" calcext:value-type="string">
            <text:p>1989-1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65416" calcext:value-type="float">
            <text:p>32.665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2906</text:p>
          </table:table-cell>
          <table:table-cell office:value-type="string" calcext:value-type="string">
            <text:p>1988-1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76312" calcext:value-type="float">
            <text:p>32.976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2906</text:p>
          </table:table-cell>
          <table:table-cell office:value-type="string" calcext:value-type="string">
            <text:p>1986-1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69632" calcext:value-type="float">
            <text:p>32.86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2906</text:p>
          </table:table-cell>
          <table:table-cell office:value-type="string" calcext:value-type="string">
            <text:p>1984-0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0212" calcext:value-type="float">
            <text:p>32.20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2906</text:p>
          </table:table-cell>
          <table:table-cell office:value-type="string" calcext:value-type="string">
            <text:p>1979-1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4304" calcext:value-type="float">
            <text:p>31.94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2906</text:p>
          </table:table-cell>
          <table:table-cell office:value-type="string" calcext:value-type="string">
            <text:p>1976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3364" calcext:value-type="float">
            <text:p>32.93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2906</text:p>
          </table:table-cell>
          <table:table-cell office:value-type="string" calcext:value-type="string">
            <text:p>1975-1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43496" calcext:value-type="float">
            <text:p>32.543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2906</text:p>
          </table:table-cell>
          <table:table-cell office:value-type="string" calcext:value-type="string">
            <text:p>1975-04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85584" calcext:value-type="float">
            <text:p>32.485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2906</text:p>
          </table:table-cell>
          <table:table-cell office:value-type="string" calcext:value-type="string">
            <text:p>1966-04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088" calcext:value-type="float">
            <text:p>32.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3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16" meta:object-count="0"/>
    <meta:user-defined meta:name="AppVersion">3.0</meta:user-defined>
  </office:meta>
</office:document-meta>
</file>